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Martinez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Pérez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or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Mont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8:43:45.780512745</meta:creation-date>
    <dc:date>2024-02-11T18:44:54.483110307</dc:date>
    <meta:editing-duration>PT1M9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